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T3" style:parent-style-name="DefaultParagraphFont" style:family="text">
      <style:text-properties fo:background-color="#FFFF00"/>
    </style:style>
    <style:style style:name="P4" style:parent-style-name="Normal" style:family="paragraph">
      <style:paragraph-properties fo:margin-left="0.4895in" fo:text-indent="-0.4895in">
        <style:tab-stops/>
      </style:paragraph-properties>
    </style:style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background-color="#FFFF00"/>
    </style:style>
    <style:style style:name="P7" style:parent-style-name="Normal" style:family="paragraph">
      <style:paragraph-properties fo:margin-left="0.9833in">
        <style:tab-stops/>
      </style:paragraph-properties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T10" style:parent-style-name="DefaultParagraphFont" style:family="text">
      <style:text-properties style:font-name="Arial" style:font-name-complex="Arial"/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fo:background-color="#FFFF00"/>
    </style:style>
    <style:style style:name="P14" style:parent-style-name="Normal" style:family="paragraph">
      <style:paragraph-properties fo:margin-left="0.9833in">
        <style:tab-stops/>
      </style:paragraph-properties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fo:background-color="#FFFF00"/>
    </style:style>
    <style:style style:name="P17" style:parent-style-name="Normal" style:family="paragraph">
      <style:paragraph-properties fo:margin-left="0.9833in">
        <style:tab-stops/>
      </style:paragraph-properties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fo:background-color="#FFFF00"/>
    </style:style>
    <style:style style:name="P20" style:parent-style-name="Normal" style:family="paragraph">
      <style:paragraph-properties fo:margin-left="0.9833in">
        <style:tab-stops/>
      </style:paragraph-properties>
    </style:style>
    <style:style style:name="T21" style:parent-style-name="DefaultParagraphFont" style:family="text">
      <style:text-properties style:font-name="Arial" style:font-name-complex="Arial"/>
    </style:style>
    <style:style style:name="P22" style:parent-style-name="Normal" style:family="paragraph">
      <style:paragraph-properties fo:text-indent="0.4916in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fo:background-color="#FFFF00"/>
    </style:style>
    <style:style style:name="P25" style:parent-style-name="Normal" style:family="paragraph">
      <style:paragraph-properties fo:margin-left="0.9833in">
        <style:tab-stops/>
      </style:paragraph-properties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fo:background-color="#FFFF00"/>
    </style:style>
    <style:style style:name="P28" style:parent-style-name="Normal" style:family="paragraph">
      <style:paragraph-properties fo:margin-left="0.9833in">
        <style:tab-stops/>
      </style:paragraph-properties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Normal" style:family="paragraph">
      <style:paragraph-properties fo:margin-left="0.9833in">
        <style:tab-stops/>
      </style:paragraph-properties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fo:background-color="#FFFF00"/>
    </style:style>
    <style:style style:name="P33" style:parent-style-name="Normal" style:family="paragraph">
      <style:paragraph-properties fo:margin-left="0.9833in">
        <style:tab-stops/>
      </style:paragraph-properties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fo:background-color="#FFFF00"/>
    </style:style>
    <style:style style:name="P36" style:parent-style-name="Normal" style:family="paragraph">
      <style:paragraph-properties fo:margin-left="0.9833in">
        <style:tab-stops/>
      </style:paragraph-properties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paragraph-properties fo:margin-left="0.9833in">
        <style:tab-stops/>
      </style:paragraph-properties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-complex="Calibri"/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paragraph-properties fo:margin-left="0.9833in">
        <style:tab-stops/>
      </style:paragraph-properties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paragraph-properties fo:margin-left="0.9833in">
        <style:tab-stops/>
      </style:paragraph-properties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family="paragraph">
      <style:paragraph-properties fo:margin-left="0.9833in">
        <style:tab-stops/>
      </style:paragraph-properties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paragraph-properties fo:margin-left="0.9833in">
        <style:tab-stops/>
      </style:paragraph-properties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paragraph-properties fo:margin-left="0.9833in">
        <style:tab-stops/>
      </style:paragraph-properties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paragraph-properties fo:margin-left="0.9833in">
        <style:tab-stops/>
      </style:paragraph-properties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Normal" style:family="paragraph">
      <style:paragraph-properties fo:margin-left="0.9833in">
        <style:tab-stops/>
      </style:paragraph-properties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paragraph-properties fo:margin-left="0.9833in">
        <style:tab-stops/>
      </style:paragraph-properties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fo:background-color="#FFFF00"/>
    </style:style>
    <style:style style:name="P60" style:parent-style-name="Normal" style:family="paragraph">
      <style:paragraph-properties fo:margin-left="0.9833in">
        <style:tab-stops/>
      </style:paragraph-properties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fo:background-color="#FFFF00"/>
    </style:style>
    <style:style style:name="P63" style:parent-style-name="Normal" style:family="paragraph">
      <style:paragraph-properties fo:margin-left="0.9833in">
        <style:tab-stops/>
      </style:paragraph-properties>
    </style:style>
    <style:style style:name="P64" style:parent-style-name="Normal" style:family="paragraph">
      <style:paragraph-properties fo:margin-left="0.9833in">
        <style:tab-stops/>
      </style:paragraph-properties>
    </style:style>
    <style:style style:name="P65" style:parent-style-name="Normal" style:family="paragraph">
      <style:paragraph-properties fo:margin-left="0.9833in">
        <style:tab-stops/>
      </style:paragraph-properties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-complex="Calibri"/>
    </style:style>
    <style:style style:name="T68" style:parent-style-name="DefaultParagraphFont" style:family="text">
      <style:text-properties style:font-name-complex="Calibri"/>
    </style:style>
    <style:style style:name="T69" style:parent-style-name="DefaultParagraphFont" style:family="text">
      <style:text-properties style:font-name-complex="Calibri"/>
    </style:style>
    <style:style style:name="P70" style:parent-style-name="Normal" style:family="paragraph">
      <style:paragraph-properties fo:margin-left="0.9833in">
        <style:tab-stops/>
      </style:paragraph-properties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-complex="Calibri"/>
    </style:style>
    <style:style style:name="P73" style:parent-style-name="Normal" style:family="paragraph">
      <style:paragraph-properties fo:margin-left="0.9833in">
        <style:tab-stops/>
      </style:paragraph-properties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-complex="Calibri"/>
    </style:style>
    <style:style style:name="T76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text:span text:style-name="T3">HECHO ( FALTA AJUSTAR LOS TAMAÑOS )</text:span><text:s/></text:p>
      <text:p text:style-name="Normal">-<text:tab/>Utilidad de borde. (0.1 puntos)<text:s/></text:p>
      <text:p text:style-name="P4">-<text:tab/>Aplicar un margen y padding distinto a un elemento dependiendo de los responsive breakpoints. (0.2 puntos)<text:s/></text:p>
      <text:p text:style-name="Normal">-<text:tab/>Utilidades de texto (0.1 puntos)<text:s/><text:span text:style-name="T5">HECHO ( PREGUNTAR SI ESTA BIEN )</text:span></text:p>
      <text:p text:style-name="Normal">-<text:tab/>Utilidades de Imágenes (0.2 puntos)<text:s/><text:s/><text:span text:style-name="T6">HECHO ( PREGUNTAR SI ESTA BIEN )</text:span></text:p>
      <text:p text:style-name="Normal">-<text:tab/>Utilidades de embed (0.2<text:s/>puntos)<text:s/></text:p>
      <text:p text:style-name="Normal">-<text:tab/>Utilidad de visibilidad (0.2 puntos)<text:s/></text:p>
      <text:p text:style-name="Normal">-<text:tab/>Tablas (0.2 puntos)<text:s/></text:p>
      <text:p text:style-name="Normal">-<text:tab/>Incluir iconos soportados por bootstrap. (0.2 puntos)<text:s/></text:p>
      <text:p text:style-name="Normal">-<text:tab/>Componentes<text:s/></text:p>
      <text:p text:style-name="P7"><text:span text:style-name="T8">■</text:span><text:s/>Collapse (0.3 puntos)<text:s/></text:p>
      <text:p text:style-name="P9"><text:span text:style-name="T10">■</text:span><text:s/>Breadcrumb (0.2 puntos)<text:s/></text:p>
      <text:p text:style-name="P11"><text:span text:style-name="T12">■</text:span><text:s/>Botones (0.2 puntos)<text:s/><text:span text:style-name="T13">HECHO 1</text:span></text:p>
      <text:p text:style-name="P14"><text:span text:style-name="T15">■</text:span><text:s/>Grupo de botones (0.2 puntos)<text:s/><text:span text:style-name="T16">HECHO</text:span></text:p>
      <text:p text:style-name="P17"><text:span text:style-name="T18">■</text:span><text:s/>Dropdown (0.3 puntos)<text:s/><text:span text:style-name="T19">HECHO</text:span></text:p>
      <text:soft-page-break/>
      <text:p text:style-name="P20"><text:span text:style-name="T21">■</text:span><text:s/>Nav (0.2 puntos)</text:p>
      <text:p text:style-name="P22"><text:s/><text:tab/><text:span text:style-name="T23">■</text:span><text:s/>NavBar (0.2 puntos) <text:s/><text:tab/><text:span text:style-name="T24">HECHO</text:span></text:p>
      <text:p text:style-name="P25"><text:span text:style-name="T26">■</text:span><text:s/>Badges (0.2 puntos)<text:s/><text:tab/><text:span text:style-name="T27">HECHO</text:span></text:p>
      <text:p text:style-name="P28"><text:span text:style-name="T29">■</text:span><text:s/>Alertas (0.3 puntos)<text:s/></text:p>
      <text:p text:style-name="P30"><text:span text:style-name="T31">■</text:span><text:s/>Carousel (0.3 puntos)<text:s/><text:span text:style-name="T32">HECHO</text:span></text:p>
      <text:p text:style-name="P33"><text:span text:style-name="T34">■</text:span><text:s/>Jumbotron (0.3 puntos)<text:s/><text:span text:style-name="T35">HECHO</text:span></text:p>
      <text:p text:style-name="P36"><text:span text:style-name="T37">■</text:span><text:s/>Forms (0.3 puntos)<text:s/></text:p>
      <text:p text:style-name="P38"><text:span text:style-name="T39">■</text:span><text:s/>Validaci<text:span text:style-name="T40">ó</text:span>n de forms (0.3<text:s/>puntos)<text:s/></text:p>
      <text:p text:style-name="P41"><text:span text:style-name="T42">■</text:span><text:s/>Input Group (0.3 puntos)<text:s/></text:p>
      <text:p text:style-name="P43"><text:span text:style-name="T44">■</text:span><text:s/>Modal (0.3 puntos)<text:s/></text:p>
      <text:p text:style-name="P45"><text:span text:style-name="T46">■</text:span><text:s/>Tooltip (0.2 puntos)<text:s/></text:p>
      <text:p text:style-name="P47"><text:span text:style-name="T48">■</text:span><text:s/>PopOver (0.2 puntos)<text:s/></text:p>
      <text:p text:style-name="P49"><text:span text:style-name="T50">■</text:span><text:s/>Progress (0.3 puntos)<text:s/></text:p>
      <text:p text:style-name="P51"><text:span text:style-name="T52">■</text:span><text:s/>ListGroup (0.3 puntos)<text:s/></text:p>
      <text:p text:style-name="P53"><text:span text:style-name="T54">■</text:span><text:s/>Scrollspy (0.3 puntos)<text:s/></text:p>
      <text:p text:style-name="P55"><text:span text:style-name="T56">■</text:span><text:s/>Pagination (0.3 puntos)<text:s/></text:p>
      <text:p text:style-name="P57"><text:span text:style-name="T58">■</text:span><text:s/>Card (0.3 puntos)<text:s/><text:span text:style-name="T59">HECHO</text:span></text:p>
      <text:p text:style-name="P60"><text:span text:style-name="T61">■</text:span><text:s/>Media<text:s/>Object (0.3 puntos)<text:s/><text:span text:style-name="T62">HECHO</text:span></text:p>
      <text:p text:style-name="P63"/>
      <text:p text:style-name="P64">● Constancia y claridad (1 punto): ○ Se mide la constancia en la curva de commits a lo largo del proyecto:<text:s/></text:p>
      <text:p text:style-name="P65"><text:span text:style-name="T66">■</text:span><text:s/>si la gr<text:span text:style-name="T67">á</text:span>fica es constante se obtendr<text:span text:style-name="T68">á</text:span><text:s/>la m<text:span text:style-name="T69">á</text:span>xima puntuación (0.6 puntos)<text:s/></text:p>
      <text:p text:style-name="P70"><text:span text:style-name="T71">■</text:span><text:s/>si la curva es lineal se obtiene una puntuaci<text:span text:style-name="T72">ó</text:span>n<text:s/>media (0.3 puntos)<text:s/></text:p>
      <text:p text:style-name="P73"><text:span text:style-name="T74">■</text:span><text:s/>si la curva es exponencial se obtendr<text:span text:style-name="T75">á</text:span><text:s/>la m<text:span text:style-name="T76">í</text:span>nima puntuación y las curvas (0 puntos)</text:p>
      <text:p text:style-name="Normal">-<text:tab/><text:s/>Se tendrá en cuenta la claridad del código y la buena estructuración del proyecto (0.4 puntos)<text:s/></text:p>
      <text:p text:style-name="Normal">Debe indicarse en el README sobre qué trata nuestro<text:s/>trabajo y qué funcionalidades tiene.<text:s/></text:p>
      <text:p text:style-name="Normal">Debe indicarse en el README y en comentarios HTML dónde se ha aplicado cada uno de los apartados del 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2-20T02:03:00Z</dc:date>
    <meta:print-date>2020-02-15T18:08:00Z</meta:print-date>
    <meta:template xlink:href="Normal" xlink:type="simple"/>
    <meta:editing-cycles>6</meta:editing-cycles>
    <meta:editing-duration>PT29880S</meta:editing-duration>
    <meta:document-statistic meta:page-count="2" meta:paragraph-count="5" meta:word-count="426" meta:character-count="2767" meta:row-count="19" meta:non-whitespace-character-count="2346"/>
  </office:meta>
</office:document-meta>
</file>